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11.244791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0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column table:style-name="co6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16381" table:style-name="ce3"/>
        </table:table-row>
        <table:table-row table:style-name="ro3">
          <table:table-cell table:style-name="ce3"/>
          <table:table-cell table:number-columns-repeated="2" table:style-name="ce5"/>
          <table:table-cell table:number-columns-repeated="16381" table:style-name="ce3"/>
        </table:table-row>
        <table:table-row table:style-name="ro3">
          <table:table-cell table:style-name="ce3"/>
          <table:table-cell table:number-columns-repeated="2" table:style-name="ce5"/>
          <table:table-cell table:style-name="ce3"/>
          <table:table-cell office:value-type="string" table:style-name="ce3">
            <text:p>Where in Code</text:p>
          </table:table-cell>
          <table:table-cell table:number-columns-repeated="16379" table:style-name="ce3"/>
        </table:table-row>
        <table:table-row table:style-name="ro3">
          <table:table-cell table:style-name="ce3"/>
          <table:table-cell office:value-type="string" table:style-name="ce6">
            <text:p>Chapter</text:p>
          </table:table-cell>
          <table:table-cell office:value-type="string" table:style-name="ce6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Line number</text:p>
          </table:table-cell>
          <table:table-cell table:number-columns-repeated="16379" table:style-name="ce3"/>
        </table:table-row>
        <table:table-row table:style-name="ro1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string" table:style-name="ce9">
            <text:p>124-126, 793-794, 890-899, 906=907, 2171-2179, 2253-2256<text:s/>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9">
            <text:p>iostream, iomanip, cmath, cstdlib, fstream, string, ctime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string" table:style-name="ce9">
            <text:p>46(v), 56(v), 87(v), 98(v), 102(v), 105(v), 117(l), 124-126(l), 793-794 (l)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office:value-type="string" table:style-name="ce9">
            <text:p>46-50, 56, 61-65, 67, 72, 81-85, 87-88, 98, 102, 105, 2200, 2212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string" table:style-name="ce9">
            <text:p>46, 56, 61, 98, 105, 145, 2174, 2175, 2233, 2289, 229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string" table:style-name="ce9">
            <text:p>857, 2258, 865*, 980*, 1005*, 1181*, 1193*, 1277*, 1289*, 1381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9">
            <text:p>67, 72, 81, 157*, 162*, 167*, 172*, 177*, 182*, 187*, 192*, 197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string" table:style-name="ce9">
            <text:p>87, 102, 117, 2212, 2226, 2229, 2246, 789*, 808*, 812*, 841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string" table:style-name="ce9">
            <text:p>2263, 2266*, 2268*, 2273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office:value-type="string" table:style-name="ce9">
            <text:p>46-50, 61-65, 67, 72, 81-85, 87-88, 98, 102, 105, 117, 857, 2212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office:value-type="string" table:style-name="ce9">
            <text:p>152, 154, 812, 828, 835, 860, 870, 886, 890, 895, 901, 905, 91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string" table:style-name="ce9">
            <text:p>37-45, 51-54, 56-58, 60, 67-70, 72-77. 79-80, 87-96, 98-10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office:value-type="string" table:style-name="ce9">
            <text:p>23, 2175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string" table:style-name="ce9">
            <text:p>127, 136, 803, 865, 980, 1087, 1098, 1181, 1193, 1277, 128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office:value-type="string" table:style-name="ce9">
            <text:p>860, 870, 872, 901, 926, 929, 948, 950, 1037, 1130, 1222, 132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string" table:style-name="ce9">
            <text:p>31, 2174, 217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string" table:style-name="ce9">
            <text:p>890-899, 915-924, 937-946, 1018-1021, 1038-1043, 1109-1112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9">
            <text:p>232, 322, 407, 492, 977, 1002, 2383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string" table:style-name="ce9">
            <text:p>2240, 224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office:value-type="string" table:style-name="ce9">
            <text:p>131, 145, 222-226, 313-317, 325, 398-402, 410, 483-487, 49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string" table:style-name="ce9">
            <text:p>782-786, 828-834, 858-877, 909-910, 954-955, 972-873, 977-97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string" table:style-name="ce9">
            <text:p>868-875, 1713-209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string" table:style-name="ce9">
            <text:p>243-324, 328-409, 413-494, 828-834, 858-877, 886-910, 986-988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string" table:style-name="ce9">
            <text:p>222-229, 313-320, 398-405. 483-490, 886-958, 1030-103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9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string" table:style-name="ce9">
            <text:p>224-226, 315-317, 400-402, 485-487, 799, 954, 992, 1027-102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string" table:style-name="ce9">
            <text:p>131-137, 799-804, 1183-1194, 1279-1290, 1383-1394, 1495-150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float" office:value="789" table:style-name="ce9">
            <text:p>78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string" table:style-name="ce9">
            <text:p>154-219, 246-311, 331-396, 416-481, <text:s/>1101-1684***, <text:s/>2307-2372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string" table:style-name="ce9">
            <text:p>145, 2202, 2233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string" table:style-name="ce9">
            <text:p>131-137, 799-804, 1117-1129, 1183-1194, 1279-1290, 1302-132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string" table:style-name="ce9">
            <text:p>Every line containing code (not commentary) from 243-77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string" table:style-name="ce9">
            <text:p>145-2183****, 2202-2207, 2233-2242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string" table:style-name="ce9">
            <text:p>110, 113, 2155, 2187, 2192, 2195, 2205, 2222, 2224, 2236, 228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9"/>
          <table:table-cell table:number-columns-repeated="16379"/>
        </table:table-row>
        <table:table-row table:number-rows-repeated="2" table:style-name="ro1">
          <table:table-cell/>
          <table:table-cell table:number-columns-repeated="2" table:style-name="ce8"/>
          <table:table-cell table:number-columns-repeated="2" table:style-name="ce9"/>
          <table:table-cell table:number-columns-repeated="16379"/>
        </table:table-row>
        <table:table-row table:style-name="ro1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number-columns-repeated="2" table:style-name="ce9"/>
          <table:table-cell table:number-columns-repeated="16379"/>
        </table:table-row>
        <table:table-row table:number-rows-repeated="104852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229</meta:generator>
    <meta:initial-creator>RCC RCCD</meta:initial-creator>
    <dc:creator>riley</dc:creator>
    <meta:creation-date>2017-01-25T10:21:36Z</meta:creation-date>
    <dc:date>2017-07-23T05:09:26Z</dc:date>
    <meta:editing-cycles>8</meta:editing-cycles>
    <meta:editing-duration>PT2719S</meta:editing-duration>
  </office:meta>
</office:document-meta>
</file>